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 draw:auto-grow-height="false" fo:min-height="4.703cm" fo:min-width="9.795cm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 fo:min-height="1.274cm" fo:min-width="4.19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center" draw:textarea-vertical-align="top" draw:auto-grow-height="false" fo:min-height="2.633cm" fo:min-width="13.216cm"/>
    </style:style>
    <style:style style:name="gr5" style:family="graphic" style:parent-style-name="standard">
      <style:graphic-properties draw:fill-color="#c0c0c0" draw:textarea-horizontal-align="justify" draw:textarea-vertical-align="middle" draw:auto-grow-height="false" fo:min-height="1.274cm" fo:min-width="6.612cm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 fo:min-height="1.274cm" fo:min-width="5.4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-color="#c0c0c0"/>
      <style:paragraph-properties fo:text-align="center"/>
    </style:style>
    <style:style style:name="P4" style:family="paragraph">
      <loext:graphic-properties draw:fill-color="#c0c0c0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0.295cm" svg:height="4.953cm" svg:x="4.632cm" svg:y="4.1cm">
            <text:p text:style-name="P1"><text:span text:style-name="T1">Namespace: caf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2" draw:id="id2" draw:layer="layout" svg:width="4.699cm" svg:height="1.524cm" svg:x="4.767cm" svg:y="7.217cm">
            <text:p text:style-name="P1">coffee-svc<text:line-break/><text:span text:style-name="T2">Servi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4" draw:id="id4" draw:layer="layout" svg:width="4.699cm" svg:height="1.524cm" svg:x="9.911cm" svg:y="7.217cm">
            <text:p text:style-name="P1">tea-svc<text:line-break/><text:span text:style-name="T2">Se</text:span><text:span text:style-name="T2">rvi</text:span><text:span text:style-name="T2">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1" draw:id="id1" draw:layer="layout" svg:width="4.699cm" svg:height="1.524cm" svg:x="4.767cm" svg:y="4.862cm">
            <text:p text:style-name="P1"><text:span text:style-name="T3">varnish-coffee</text:span><text:span text:style-name="T3"><text:line-break/></text:span><text:span text:style-name="T2">Service</text:span></text:p>
            <draw:enhanced-geometry svg:viewBox="0 0 21600 21600" draw:type="rectangle" draw:enhanced-path="M 0 0 L 21600 0 21600 21600 0 21600 0 0 Z N"/>
          </draw:custom-shape>
          <draw:connector draw:style-name="gr3" draw:text-style-name="P5" draw:layer="layout" draw:type="curve" svg:x1="7.116cm" svg:y1="6.386cm" svg:x2="7.116cm" svg:y2="7.217cm" draw:start-shape="id1" draw:start-glue-point="2" draw:end-shape="id2" svg:d="M7116 6386v831" svg:viewBox="0 0 1 832">
            <text:p/>
          </draw:connector>
          <draw:custom-shape draw:style-name="gr2" draw:text-style-name="P4" xml:id="id3" draw:id="id3" draw:layer="layout" svg:width="4.699cm" svg:height="1.524cm" svg:x="9.911cm" svg:y="4.862cm">
            <text:p text:style-name="P1"><text:span text:style-name="T3">varnish-tea</text:span><text:span text:style-name="T3"><text:line-break/></text:span><text:span text:style-name="T2">Service</text:span></text:p>
            <draw:enhanced-geometry svg:viewBox="0 0 21600 21600" draw:type="rectangle" draw:enhanced-path="M 0 0 L 21600 0 21600 21600 0 21600 0 0 Z N"/>
          </draw:custom-shape>
          <draw:connector draw:style-name="gr3" draw:text-style-name="P5" draw:layer="layout" draw:type="curve" svg:x1="12.26cm" svg:y1="6.386cm" svg:x2="12.26cm" svg:y2="7.217cm" draw:start-shape="id3" draw:start-glue-point="2" draw:end-shape="id4" draw:end-glue-point="0" svg:d="M12260 6386v831" svg:viewBox="0 0 1 832">
            <text:p/>
          </draw:connector>
        </draw:g>
        <draw:connector draw:style-name="gr3" draw:text-style-name="P5" draw:layer="layout" draw:type="curve" svg:x1="6.604cm" svg:y1="3.305cm" svg:x2="7.116cm" svg:y2="4.862cm" draw:start-shape="id5" draw:start-glue-point="2" draw:end-shape="id1" svg:d="M6604 3305c0 1168 512 390 512 1557" svg:viewBox="0 0 513 1558">
          <text:p/>
        </draw:connector>
        <draw:g>
          <draw:custom-shape draw:style-name="gr4" draw:text-style-name="P2" draw:layer="layout" svg:width="13.716cm" svg:height="2.883cm" svg:x="2.921cm" svg:y="0.919cm">
            <text:p text:style-name="P1"><text:span text:style-name="T1">Namespace: </text:span><text:span text:style-name="T1">kube-system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xml:id="id5" draw:id="id5" draw:layer="layout" svg:width="7.112cm" svg:height="1.524cm" svg:x="3.048cm" svg:y="1.781cm">
            <text:p text:style-name="P1"><text:span text:style-name="T1">varnish-coffee-</text:span><text:span text:style-name="T1">ingress-controller</text:span><text:span text:style-name="T3"><text:line-break/></text:span><text:span text:style-name="T2">Controll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6" draw:id="id6" draw:layer="layout" svg:width="5.905cm" svg:height="1.524cm" svg:x="10.605cm" svg:y="1.781cm">
            <text:p text:style-name="P1"><text:span text:style-name="T1">varnish-ingress-controller</text:span><text:span text:style-name="T3"><text:line-break/></text:span><text:span text:style-name="T2">Controller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5" draw:layer="layout" draw:type="curve" svg:x1="13.557cm" svg:y1="3.305cm" svg:x2="12.26cm" svg:y2="4.862cm" draw:start-shape="id6" draw:start-glue-point="2" draw:end-shape="id3" svg:d="M13557 3305c0 1168-1297 390-1297 1557" svg:viewBox="0 0 1298 15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99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64cm" fo:margin-bottom="5.334cm" fo:margin-left="2.54cm" fo:margin-right="4.064cm" fo:page-width="21.006cm" fo:page-height="14.8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ffrey Simmons</meta:initial-creator>
    <meta:creation-date>2019-03-04T14:18:19.486811129</meta:creation-date>
    <dc:date>2019-03-06T16:23:02.625387910</dc:date>
    <dc:creator>Geoffrey Simmons</dc:creator>
    <meta:editing-duration>PT5H20M32S</meta:editing-duration>
    <meta:editing-cycles>11</meta:editing-cycles>
    <meta:generator>LibreOffice/5.2.7.2$Linux_X86_64 LibreOffice_project/20m0$Build-2</meta:generator>
    <meta:document-statistic meta:object-count="14"/>
  </office:meta>
</office:document-meta>
</file>